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2.58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table table:name="Ark1" table:style-name="ta1" table:print="false"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Teslakom 2014 Deleliste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" office:value-type="string">
            <text:p>Resistorer</text:p>
          </table:table-cell>
          <table:table-cell table:style-name="Default" office:value-type="string">
            <text:p>Pakke</text:p>
          </table:table-cell>
          <table:table-cell office:value-type="string">
            <text:p>Antall</text:p>
          </table:table-cell>
          <table:table-cell office:value-type="string">
            <text:p>Farnell varenr.</text:p>
          </table:table-cell>
        </table:table-row>
        <table:table-row table:style-name="ro2">
          <table:table-cell office:value-type="string">
            <text:p>10R</text:p>
          </table:table-cell>
          <table:table-cell office:value-type="string">
            <text:p>0805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13">
          <table:table-cell table:number-columns-repeated="4"/>
        </table:table-row>
        <table:table-row table:style-name="ro2">
          <table:table-cell table:style-name="ce1" office:value-type="string">
            <text:p>Kondensatorer</text:p>
          </table:table-cell>
          <table:table-cell table:number-columns-repeated="3"/>
        </table:table-row>
        <table:table-row table:style-name="ro2">
          <table:table-cell office:value-type="string">
            <text:p>10µF 25V</text:p>
          </table:table-cell>
          <table:table-cell office:value-type="string">
            <text:p>1206</text:p>
          </table:table-cell>
          <table:table-cell office:value-type="float" office:value="2">
            <text:p>2</text:p>
          </table:table-cell>
          <table:table-cell office:value-type="float" office:value="2320887">
            <text:p>2320887</text:p>
          </table:table-cell>
        </table:table-row>
        <table:table-row table:style-name="ro2" table:number-rows-repeated="10">
          <table:table-cell table:number-columns-repeated="4"/>
        </table:table-row>
        <table:table-row table:style-name="ro2">
          <table:table-cell table:style-name="ce1" office:value-type="string">
            <text:p>Halvledere</text:p>
          </table:table-cell>
          <table:table-cell table:number-columns-repeated="3"/>
        </table:table-row>
        <table:table-row table:style-name="ro2">
          <table:table-cell office:value-type="string">
            <text:p>MIC4422YM</text:p>
          </table:table-cell>
          <table:table-cell office:value-type="string">
            <text:p>SOIC8</text:p>
          </table:table-cell>
          <table:table-cell office:value-type="float" office:value="2">
            <text:p>2</text:p>
          </table:table-cell>
          <table:table-cell office:value-type="float" office:value="1517245">
            <text:p>1517245</text:p>
          </table:table-cell>
        </table:table-row>
        <table:table-row table:style-name="ro2">
          <table:table-cell office:value-type="string">
            <text:p>74HC14</text:p>
          </table:table-cell>
          <table:table-cell office:value-type="string">
            <text:p>SOIC14</text:p>
          </table:table-cell>
          <table:table-cell office:value-type="float" office:value="1">
            <text:p>1</text:p>
          </table:table-cell>
          <table:table-cell office:value-type="float" office:value="1607772">
            <text:p>1607772</text:p>
          </table:table-cell>
        </table:table-row>
        <table:table-row table:style-name="ro2">
          <table:table-cell office:value-type="string">
            <text:p>74HC08</text:p>
          </table:table-cell>
          <table:table-cell office:value-type="string">
            <text:p>SOIC1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74HC74</text:p>
          </table:table-cell>
          <table:table-cell table:style-name="Default" office:value-type="string">
            <text:p>SOIC14</text:p>
          </table:table-cell>
          <table:table-cell office:value-type="float" office:value="1">
            <text:p>1</text:p>
          </table:table-cell>
          <table:table-cell office:value-type="float" office:value="9667016">
            <text:p>9667016</text:p>
          </table:table-cell>
        </table:table-row>
        <table:table-row table:style-name="ro2">
          <table:table-cell office:value-type="string">
            <text:p>1N4148</text:p>
          </table:table-cell>
          <table:table-cell office:value-type="string">
            <text:p>0805</text:p>
          </table:table-cell>
          <table:table-cell office:value-type="float" office:value="10">
            <text:p>10</text:p>
          </table:table-cell>
          <table:table-cell office:value-type="float" office:value="8150206">
            <text:p>8150206</text:p>
          </table:table-cell>
        </table:table-row>
        <table:table-row table:style-name="ro3">
          <table:table-cell office:value-type="string">
            <text:p>1N5819</text:p>
          </table:table-cell>
          <table:table-cell office:value-type="string">
            <text:p>Thru Hole</text:p>
          </table:table-cell>
          <table:table-cell office:value-type="float" office:value="2">
            <text:p>2</text:p>
          </table:table-cell>
          <table:table-cell office:value-type="float" office:value="7429304">
            <text:p>7429304</text:p>
          </table:table-cell>
        </table:table-row>
        <table:table-row table:style-name="ro3" table:number-rows-repeated="26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Ark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12.01.2014</text:date>, <text:time>14:26:38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17:55:30.60</meta:creation-date>
    <dc:date>2014-01-12T14:26:38.88</dc:date>
    <meta:editing-duration>PT2H33M46S</meta:editing-duration>
    <meta:editing-cycles>7</meta:editing-cycles>
    <meta:generator>OpenOffice.org/3.4.1$Win32 OpenOffice.org_project/341m1$Build-9593</meta:generator>
    <meta:document-statistic meta:table-count="3" meta:cell-count="37" meta:object-count="0"/>
  </office:meta>
</office:document-meta>
</file>